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MGame</text:p>
      <text:p text:style-name="P1">Vision</text:p>
      <text:p text:style-name="Standard"/>
      <text:p text:style-name="P3">Idén:<text:line-break/>Idéen är ett spel där man är en detektiv som ska utreda ett mord. Genom att leta ledtrådar, ställa frågor till misstänkta och potentiella vittnen så tar man sig fram i spelet och kommer närmare svaret på vem som är mördaren. <text:line-break/>Det unika med spelet ska vara genererat, dvs varje gång man spelar spelet så ska det vara en ny upplevelse, en ny mördare, nya ledtrådar etc. Spelet utspelar sig på en 2d canvas där man navigerar <text:s/>med musen genom ett hus som består av totalt 9 rum och 4 hallar. Målet med spelet är som sagt att klura ut vem mördaren är, vad som bestämmer mördaren är något jag kallar "Motiv", ett motiv (i det här spelet) är en samling med ledtrådar, "konversations-kort" som delas ut i huset och till spelarna och som alla innehåller ledtrådar angående vem som är mördaren. Utöver "Motiv" datan som är viktig för att varje spel ska kunna köras så kommer även ett gäng "Falska" ledtrådar att delas ut, detta kommer till en viss del vara missledande för spelaren men inte så pass att den ändå kan dra slutsatser angående vem som mest troligt är mördaren. Ledtrådarna och konversationerna ligger på något som jag kallar "gamecards", så varje runda väljs ett motivs gamecards ut och när dessa är placerade så väljs ytterligare några gamecards ut som är helt orelaterade till motivet (dessa är de ledtrådar som ska vara en aning vilseledande). Det finns andra faktorer i spelet som påverkar den informationen du kan få ut, ett exempel är att beroende på vad du frågar en karaktär eller hur du frågar en sak så kommer karaktärens humör att ändras, humöret hoss en karaktär är kärnfaktorn i vad som du kommer kunna få ut för information från en karaktär (om du är dryg kanske du inte får lika mycket hjälp som om du var schyst..). <text:line-break/>Varje akt du gör i spelet, om det så är att du intervjuar en karaktär, frågar någon om ledtrådar, rotar i ett skåp så kommer dessa att dra tidspoäng från din tidspoängs pott. När du inte har några tidspoäng kvar så har du förlorat spelet, detta begränsar spelaren till att agera varsamt och inte gå omkring och fråga alla alla möjliga saker (som en spelare skulle kunna tänkas göra om den bara vill vinna). Tanken är alltså att man tar den informationen man får när man intervjuar en spelare och undersöker om det stämmer, om det nu stämmer så kanske du har en ledtråd och är på spåret att hitta mördaren.</text:p>
      <text:p text:style-name="P3">Spelaren får som hjälp ett verktyg, anteckningsblocket, som den använder för att anteckna ledtrådar som den anser är viktiga.</text:p>
      <text:p text:style-name="Standard"/>
      <text:p text:style-name="Standard">Målgrupp:</text:p>
      <text:p text:style-name="Standard">Tilltänkta målgruppen är generellt spelintresserade människor. Mer specifikt är det spelaren som gillar något inom ramen av Deckar/Rpg-spel, där man både får tänka på konsekvenserna av sina handlingar och vad som är mest troligt. Åldersgruppen är mellan 13 till 20, men självklart tror jag att både yngre och äldre kommer kunna uppskatta spelet, men det är den generella målgruppen.</text:p>
      <text:p text:style-name="Standard"/>
      <text:p text:style-name="Standard">Marknad:</text:p>
      <text:p text:style-name="Standard">Det finns en mängd med deckarspel eller liknande Visual Novel spel där man får göra val och agera utefter dem. Det som gör det här spelet unikt är att du kan spela spelet hur många gånger som helst (eller i alla fall <text:span text:style-name="T1">väldigt</text:span> många gånger) utan upprepning, vissa saker kommer självklart att upprepas så som karaktärer, miljö etc, men det som driver spelet framåt genereras på nytt: dialoger, ledtrådar, mördare, etc.<text:line-break/>En annan fördel med mitt spel är att det ska köras direkt på webben, så det är inte operativberoende.</text:p>
      <text:p text:style-name="Standard"/>
      <text:p text:style-name="Standard"/>
      <text:p text:style-name="P5">Baskrav:</text:p>
      <text:p text:style-name="Standard"><text:span text:style-name="T2">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2">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p>
      <text:p text:style-name="Standard"/>
      <text:p text:style-name="Standard">Teknik:<text:line-break/>Jag har tänkt att bygga spelet med <text:span text:style-name="T1">JavaScript</text:span> som programmeringspråk, sen tänkte jag bygga applikationen med hjälp av <text:span text:style-name="T1">HTML</text:span>. Jag är inte säker än, men jag hade tänkt att använda (och lära mig) <text:span text:style-name="T1">Canvas</text:span> elementet i HTML som rendrering till spelet.<text:line-break/></text:p>
      <text:p text:style-name="Standard"/>
      <text:p text:style-name="Standard"/>
      <text:p text:style-name="Standard"/>
      <text:p text:style-name="Standard">Namn och Program:<text:line-break/>Lowe Raivio – Webbprogrammerare Dist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31S</meta:editing-duration>
    <meta:editing-cycles>40</meta:editing-cycles>
    <meta:generator>OpenOffice.org/3.4.1$Win32 OpenOffice.org_project/341m1$Build-9593</meta:generator>
    <dc:date>2014-04-27T15:52:43.33</dc:date>
    <meta:document-statistic meta:table-count="0" meta:image-count="0" meta:object-count="0" meta:page-count="2" meta:paragraph-count="13" meta:word-count="775" meta:character-count="4515"/>
    <meta:user-defined meta:name="Info 1"/>
    <meta:user-defined meta:name="Info 2"/>
    <meta:user-defined meta:name="Info 3"/>
    <meta:user-defined meta:name="Info 4"/>
  </office:meta>
</office:document-meta>
</file>